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s.getContextType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s.compilePath( String path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Xml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Beans.buildNodeToCurso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NodeMethod( String classNam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Beans.buildGetNoTyp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NoArgMethod( String classNam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typeLoaderForResource( ResourceLoader resource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s.causedException( RuntimeException 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Beans.buildConstructor( String className , Class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Beans.nodeToXmlObject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Beans.loadXsd( XmlObject [ ] schem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GetBuiltinSchemaTypeSyste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Compilati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s.typeLoaderForClassLoader( ClassLoader 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s.compileXmlBeans( String name , SchemaTypeSystem system , XmlObject [ ] schemas , BindingConfig config , SchemaTypeLoader typepath , Filer filer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Beans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NodeToXmlObjec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TypeLoaderBuild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s.wrappedException( Throwable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Beans.resourceLoaderForPath( File [ ]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Beans.compileQuery( String query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StreamToNod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s.buildNodeToXmlStream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typeForClass( Class 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Beans.buildPathResourceLoader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Beans.compileXsd( XmlObject [ ] schemas , SchemaTypeLoader typepat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loadXsd( XmlObject [ ] schemas , XmlOptions o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mlBeans.nodeToXmlStreamReader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Beans.compileQuery( String query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buildGetContextTypeLoad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nodeToCursor( Node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Beans.getQName(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compileXsd( SchemaTypeSystem system , XmlObject [ ] schemas , SchemaTypeLoader typepath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streamToNode( XMLStreamReader x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Beans.compilePath( String pathExp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getQName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Beans.typeLoaderUnion( SchemaTypeLoader [ ] typeLoad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Beans.getNo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s.buildMethod( String className , String methodName , Class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Beans.getQName( String namespaceUri , String local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get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.getBuiltinTypeSyste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Beans.typeSystemForClassLoader( ClassLoader loader , String st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